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40pt" officeooo:rsid="001320f8" officeooo:paragraph-rsid="001320f8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officeooo:rsid="001320f8" officeooo:paragraph-rsid="001320f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weight="bold" officeooo:rsid="001320f8" officeooo:paragraph-rsid="001320f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fo:font-weight="bold" officeooo:rsid="0013c264" officeooo:paragraph-rsid="0013c26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fo:font-weight="normal" officeooo:rsid="001320f8" officeooo:paragraph-rsid="001320f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Ubuntu" fo:font-size="14pt" fo:font-weight="normal" officeooo:rsid="00153a2a" officeooo:paragraph-rsid="00153a2a" style:font-size-asian="12.25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Ubuntu" fo:font-size="14pt" fo:font-weight="normal" officeooo:rsid="00153a2a" officeooo:paragraph-rsid="00153a2a" style:font-size-asian="12.25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Ubuntu" fo:font-size="14pt" fo:font-weight="normal" officeooo:rsid="0013c264" officeooo:paragraph-rsid="0013c264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fo:font-weight="normal" officeooo:rsid="00196956" officeooo:paragraph-rsid="00196956" style:font-size-asian="12.25pt" style:font-weight-asian="normal" style:font-size-complex="14pt" style:font-weight-complex="normal"/>
    </style:style>
    <style:style style:name="T1" style:family="text">
      <style:text-properties officeooo:rsid="00153a2a"/>
    </style:style>
    <style:style style:name="T2" style:family="text">
      <style:text-properties officeooo:rsid="0015aa8e"/>
    </style:style>
    <style:style style:name="T3" style:family="text">
      <style:text-properties officeooo:rsid="0015dcab"/>
    </style:style>
    <style:style style:name="T4" style:family="text">
      <style:text-properties officeooo:rsid="00181a35"/>
    </style:style>
    <style:style style:name="T5" style:family="text">
      <style:text-properties officeooo:rsid="001907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zzaManager</text:p>
      <text:p text:style-name="P2"/>
      <text:p text:style-name="P3">Definición de proyecto</text:p>
      <text:p text:style-name="P5"/>
      <text:p text:style-name="P5">El objetivo del desarrollo del proyecto es la construcción de una aplicación web para <text:span text:style-name="T3">la</text:span> gestión <text:span text:style-name="T3">y optimización </text:span>de <text:span text:style-name="T3">los repartos en </text:span>un restaurante con servicio a domicilio.</text:p>
      <text:p text:style-name="P5"/>
      <text:p text:style-name="P3">Objetivos</text:p>
      <text:p text:style-name="P5"/>
      <text:p text:style-name="P5">La aplicación web ha de ser capaz de:</text:p>
      <text:list xml:id="list802702699" text:style-name="L1">
        <text:list-item>
          <text:p text:style-name="P7">Tener una clave de acceso dependiendo del nivel del usuario.</text:p>
        </text:list-item>
      </text:list>
      <text:list xml:id="list2960774167" text:style-name="L2">
        <text:list-item>
          <text:p text:style-name="P10">Toma de datos de un cliente para crear una ficha con sus datos.</text:p>
        </text:list-item>
        <text:list-item>
          <text:p text:style-name="P8">Tener un registro de los datos de los clientes y los productos vendidos.</text:p>
        </text:list-item>
        <text:list-item>
          <text:p text:style-name="P8">Poder ser usada por varios ordenadores a la vez.</text:p>
        </text:list-item>
      </text:list>
      <text:list xml:id="list1315131407" text:style-name="L3">
        <text:list-item>
          <text:p text:style-name="P12">La impresión de un ti<text:span text:style-name="T4">cke</text:span>t con los productos a preparar <text:span text:style-name="T1">que ha de ser enviado a la cocina.</text:span></text:p>
        </text:list-item>
        <text:list-item>
          <text:p text:style-name="P9">Organizar el envío de los repartos para realizar la ruta que ha de seguir el repartidor en el menor tiempo posible.</text:p>
        </text:list-item>
        <text:list-item>
          <text:p text:style-name="P11">Imprimir un ti<text:span text:style-name="T5">cke</text:span>t con los datos de la comanda y de la <text:span text:style-name="T2">dirección donde ha de llegar el pedido.</text:span></text:p>
          <text:p text:style-name="P11"/>
        </text:list-item>
      </text:list>
      <text:p text:style-name="P3">Meta del proyecto</text:p>
      <text:p text:style-name="P5"/>
      <text:p text:style-name="P6">Obtener una aplicación la cual tome los datos de una pedido realizado por un cliente y dependiendo de la hora en que se han realizado los pedidos organizarlos por orden de entrada y cercanía entre pedidos, para realizar su reparto en el menor tiempo posible.</text:p>
      <text:p text:style-name="P6"/>
      <text:p text:style-name="P4">Integrantes, roles y funciones.</text:p>
      <text:p text:style-name="P13">Todod los role y funciones será realizadas por mi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7:12:36.176106557</meta:creation-date>
    <dc:date>2025-01-13T17:16:21.179231457</dc:date>
    <meta:editing-duration>PT22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13" meta:character-count="1156" meta:non-whitespace-character-count="967"/>
  </office:meta>
</office:document-meta>
</file>